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1">
      <style:paragraph-properties fo:margin-top="0in" fo:margin-bottom="0in" loext:contextual-spacing="false"/>
    </style:style>
    <style:style style:name="P7" style:family="paragraph" style:parent-style-name="Text_20_body" style:list-style-name="L4">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super-easy recipe takes about 25 minutes from start to finish, and the resulting cheese sauce is every bit as delicious as the cheesy topping you pump from a dispenser at the stadium. We use orange cheddar and kick it up a notch with spicy pickled jalapeños. The key to the velvety-smooth emulsified texture, though, is melting salts. In fact, you can’t get ooey-gooey melty cheese sauce without ’em, and the good news is: They’re affordable, easy to find, and easy to use.</text:p>
      <text:p text:style-name="Horizontal_20_Line"/>
      <text:h text:style-name="Heading_20_1" text:outline-level="1">Ingredients</text:h>
      <text:list xml:id="list8275423322654285001" text:style-name="L1">
        <text:list-item>
          <text:p text:style-name="P6">300 g Tillamook extra sharp cheddar </text:p>
        </text:list-item>
        <text:list-item>
          <text:p text:style-name="P6">300 g milk </text:p>
        </text:list-item>
        <text:list-item>
          <text:p text:style-name="P6">4 g salt </text:p>
        </text:list-item>
        <text:list-item>
          <text:p text:style-name="P6">12 g <text:a xlink:type="simple" xlink:href="https://www.chefsteps.com/ingredients/sodium-citrate" office:target-frame-name="_blank" xlink:show="new" text:style-name="Internet_20_link" text:visited-style-name="Visited_20_Internet_20_Link">sodium citrate</text:a> </text:p>
        </text:list-item>
        <text:list-item>
          <text:p text:style-name="P6">1.5 g <text:a xlink:type="simple" xlink:href="https://www.chefsteps.com/ingredients/sodium-hexametaphosphate" office:target-frame-name="_blank" xlink:show="new" text:style-name="Internet_20_link" text:visited-style-name="Visited_20_Internet_20_Link">sodium hexametaphosphate, (SHMP)</text:a> </text:p>
        </text:list-item>
        <text:list-item>
          <text:p text:style-name="P1">50 g pickled jalapeños </text:p>
        </text:list-item>
      </text:list>
      <text:h text:style-name="Heading_20_1" text:outline-level="1">Equipment</text:h>
      <text:list xml:id="list7885595133328136495" text:style-name="L2">
        <text:list-item>
          <text:p text:style-name="P2">Blender </text:p>
        </text:list-item>
      </text:list>
      <text:h text:style-name="Heading_20_1" text:outline-level="1">Timing</text:h>
      <text:p text:style-name="Text_20_body">25 minutes</text:p>
      <text:h text:style-name="Heading_20_1" text:outline-level="1">Yield</text:h>
      <text:p text:style-name="Text_20_body">600 g, or about 12 servings</text:p>
      <text:p text:style-name="Horizontal_20_Line"/>
      <text:p text:style-name="Text_20_body"> </text:p>
      <text:h text:style-name="Heading_20_1" text:outline-level="1">Step 1 — Cut cheese into small pieces</text:h>
      <text:list xml:id="list1838269656730976142" text:style-name="L3">
        <text:list-item>
          <text:p text:style-name="P3">300 g Tillamook extra sharp cheddar </text:p>
        </text:list-item>
      </text:list>
      <text:p text:style-name="Text_20_body">Cut into small pieces, or shred with a cheese grater.</text:p>
      <text:h text:style-name="Heading_20_1" text:outline-level="1"><text:soft-page-break/>Step 2 — Place ingredients into a ziplock bag</text:h>
      <text:list xml:id="list4322931313155058854" text:style-name="L4">
        <text:list-item>
          <text:p text:style-name="P7">300 g milk </text:p>
        </text:list-item>
        <text:list-item>
          <text:p text:style-name="P7">4 g salt </text:p>
        </text:list-item>
        <text:list-item>
          <text:p text:style-name="P7">12 g sodium citrate </text:p>
        </text:list-item>
        <text:list-item>
          <text:p text:style-name="P4">1.5 g sodium hexametaphosphate </text:p>
        </text:list-item>
      </text:list>
      <text:p text:style-name="Text_20_body">Place milk and salts in a Ziplock bag and agitate slightly to dissolve. Add cheese, and seal bag. Drape the bag over the side of the sous vide bath, taking care not to leak any water in the bag.</text:p>
      <text:p text:style-name="Text_20_body">If you don’t have a sous vide circulator, <text:a xlink:type="simple" xlink:href="https://www.chefsteps.com/activities/improvised-sous-vide-pot-on-a-stove-method" office:target-frame-name="_blank" xlink:show="new" text:style-name="Internet_20_link" text:visited-style-name="Visited_20_Internet_20_Link">try our improved sous vide method</text:a>, using just a pot of water on your stove top.</text:p>
      <text:h text:style-name="Heading_20_1" text:outline-level="1">Step 3 – Melt cheese</text:h>
      <text:p text:style-name="Text_20_body">Place bag in 167 °F / 75 °C bath for 15 minutes to melt the cheese.</text:p>
      <text:h text:style-name="Heading_20_1" text:outline-level="1">Step 4 — Blend</text:h>
      <text:list xml:id="list7331967371387385653" text:style-name="L5">
        <text:list-item>
          <text:p text:style-name="P5">50 g pickled jalapeños </text:p>
        </text:list-item>
      </text:list>
      <text:p text:style-name="Text_20_body">Place melted cheese and pickled jalapeño in blender and blend until smooth. If you want larger chunks of jalapeños, chop them by hand and fold them in after you blend.</text:p>
      <text:h text:style-name="Heading_20_1" text:outline-level="1">Step 5 — Serve warm</text:h>
      <text:p text:style-name="Text_20_body">Pour nacho cheese into an insulated container (like a cocotte or other pot with a lid), and serve war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6:59:34.408751561</meta:creation-date>
    <dc:date>2016-11-21T17:01:33.897832431</dc:date>
    <meta:editing-duration>PT1M59S</meta:editing-duration>
    <meta:editing-cycles>1</meta:editing-cycles>
    <meta:document-statistic meta:table-count="0" meta:image-count="0" meta:object-count="0" meta:page-count="2" meta:paragraph-count="32" meta:word-count="322" meta:character-count="1676" meta:non-whitespace-character-count="1379"/>
    <meta:generator>LibreOffice/5.1.4.2$Linux_X86_64 LibreOffice_project/10m0$Build-2</meta:generator>
  </office:meta>
</office:document-meta>
</file>